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Ki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1d</text:p>
          </table:table-cell>
          <table:table-cell office:value-type="float" office:value="32" calcext:value-type="float">
            <text:p>32</text:p>
          </table:table-cell>
          <table:table-cell table:formula="of:=SQRT(1024*[.E7]/(3*4))" office:value-type="float" office:value="52.2557811793745" calcext:value-type="float">
            <text:p>52,25578117937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table:formula="of:=SQRT(1024*[.E8]/(3*4))" office:value-type="float" office:value="147.801668912544" calcext:value-type="float">
            <text:p>147,8016689125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3</text:p>
          </table:table-cell>
          <table:table-cell office:value-type="float" office:value="30720" calcext:value-type="float">
            <text:p>30720</text:p>
          </table:table-cell>
          <table:table-cell table:formula="of:=SQRT(1024*[.E9]/(3*4))" office:value-type="float" office:value="1619.08616200621" calcext:value-type="float">
            <text:p>1619,086162006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M</text:p>
          </table:table-cell>
          <table:table-cell table:formula="of:=4*[.E9]" office:value-type="float" office:value="122880" calcext:value-type="float">
            <text:p>122880</text:p>
          </table:table-cell>
          <table:table-cell table:formula="of:=SQRT(1024*[.E10]/(3*4))" office:value-type="float" office:value="3238.17232401242" calcext:value-type="float">
            <text:p>3238,17232401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€</number:text>
      <number:number number:decimal-places="0" loext:min-decimal-places="0" number:min-integer-digits="1" number:grouping="true"/>
    </number:number-style>
    <number:number-style style:name="N121">
      <number:text>-€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2" loext:min-decimal-places="2" number:min-integer-digits="1" number:grouping="true"/>
    </number:number-style>
    <number:number-style style:name="N123">
      <number:text>-€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€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P0" style:volatile="true">
      <number:text>“Tru</number:text>
      <number:year/>
      <number:text>”</number:text>
    </number:date-style>
    <number:date-style style:name="N137P1" style:volatile="true">
      <number:text>“Tru</number:text>
      <number:year/>
      <number:text>”</number:text>
    </number:date-style>
    <number:date-style style:name="N137">
      <number:text>“Fal</number:text>
      <number:seconds/>
      <number:year/>
      <number:text>”</number:text>
      <style:map style:condition="value()&gt;0" style:apply-style-name="N137P0"/>
      <style:map style:condition="value()&lt;0" style:apply-style-name="N137P1"/>
    </number:date-style>
    <number:currency-style style:name="N138P0" style:volatile="true">
      <number:currency-symbol number:language="pt" number:country="P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pt" number:country="PT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9:59:03.627850874</meta:creation-date>
    <dc:date>2020-01-07T10:27:28.805856290</dc:date>
    <meta:editing-duration>PT4M31S</meta:editing-duration>
    <meta:editing-cycles>1</meta:editing-cycles>
    <meta:generator>LibreOffice/6.0.7.3$Linux_X86_64 LibreOffice_project/00m0$Build-3</meta:generator>
    <meta:document-statistic meta:table-count="1" meta:cell-count="15" meta:object-count="0"/>
  </office:meta>
</office:document-meta>
</file>